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3cm" fo:min-width="2.84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2.3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29cm" fo:min-width="2.842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037cm" fo:min-width="2.328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529cm" fo:min-width="2.841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2.841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53cm" fo:min-width="2.84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57cm" fo:min-width="2.32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658cm" fo:min-width="3.098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53cm" fo:min-width="2.84cm"/>
      <style:paragraph-properties style:writing-mode="lr-tb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386cm" fo:min-width="2.328cm"/>
      <style:paragraph-properties style:writing-mode="lr-tb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gr19" style:family="graphic" style:parent-style-name="objectwithoutfill">
      <style:graphic-properties draw:marker-end="Arrowheads_20_11" draw:marker-end-width="0.3cm" draw:fill="none" draw:textarea-vertical-align="middle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</style:style>
    <style:style style:name="gr21" style:family="graphic" style:parent-style-name="objectwithoutfill">
      <style:graphic-properties draw:marker-end="Arrowheads_20_16" draw:marker-end-width="0.3cm" draw:fill="none" draw:textarea-vertical-align="middle"/>
    </style:style>
    <style:style style:name="gr22" style:family="graphic" style:parent-style-name="objectwithoutfill">
      <style:graphic-properties draw:marker-end="Arrowheads_20_17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529cm" fo:min-width="3.627cm"/>
      <style:paragraph-properties style:writing-mode="lr-tb"/>
    </style:style>
    <style:style style:name="gr24" style:family="graphic" style:parent-style-name="objectwithoutfill">
      <style:graphic-properties draw:marker-end="Arrowheads_20_18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386cm" fo:min-width="4.868cm"/>
      <style:paragraph-properties style:writing-mode="lr-tb"/>
    </style:style>
    <style:style style:name="gr26" style:family="graphic" style:parent-style-name="objectwithoutfill">
      <style:graphic-properties draw:marker-end="Arrowheads_20_1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6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42cm" svg:height="1.78cm" svg:x="15.832cm" svg:y="11.02cm">
          <text:p text:style-name="P1">Motor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828cm" svg:height="2.286cm" svg:x="20.715cm" svg:y="10.766cm">
          <text:p text:style-name="P1">Wheel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342cm" svg:height="1.779cm" svg:x="15.832cm" svg:y="13.306cm">
          <text:p text:style-name="P1">Encoder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9.174cm" svg:y1="11.91cm" svg:x2="20.715cm" svg:y2="11.909cm" draw:start-shape="id1" draw:start-glue-point="1" draw:end-shape="id2" draw:end-glue-point="3" svg:d="M19174 11910h771v-1h770" svg:viewBox="0 0 1542 2">
          <text:p/>
        </draw:connector>
        <draw:custom-shape draw:style-name="gr5" draw:text-style-name="P1" xml:id="id3" draw:id="id3" draw:layer="layout" svg:width="2.828cm" svg:height="2.287cm" svg:x="20.714cm" svg:y="13.052cm">
          <text:p text:style-name="P1">Wheel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.714cm" svg:y1="14.195cm" svg:x2="19.174cm" svg:y2="14.195cm" draw:start-shape="id3" draw:start-glue-point="3" draw:end-shape="id4" draw:end-glue-point="1" svg:d="M20714 14195h-1540" svg:viewBox="0 0 1541 1">
          <text:p/>
        </draw:connector>
        <draw:custom-shape draw:style-name="gr7" draw:text-style-name="P1" xml:id="id5" draw:id="id5" draw:layer="layout" svg:width="3.341cm" svg:height="1.779cm" svg:x="7.351cm" svg:y="13.306cm">
          <text:p text:style-name="P1">/odom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5.832cm" svg:y1="14.195cm" svg:x2="10.692cm" svg:y2="14.195cm" draw:start-shape="id4" draw:start-glue-point="3" draw:end-shape="id5" draw:end-glue-point="1" svg:d="M15832 14195h-5140" svg:viewBox="0 0 5141 1">
          <text:p/>
        </draw:connector>
        <draw:custom-shape draw:style-name="gr9" draw:text-style-name="P1" xml:id="id6" draw:id="id6" draw:layer="layout" svg:width="3.341cm" svg:height="1.778cm" svg:x="7.351cm" svg:y="15.594cm">
          <text:p text:style-name="P1">/tf</text:p>
          <text:p text:style-name="P1"><text:span text:style-name="T1">odom → base_link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5.832cm" svg:y1="14.195cm" svg:x2="10.692cm" svg:y2="16.483cm" draw:start-shape="id4" draw:start-glue-point="3" draw:end-shape="id6" draw:end-glue-point="1" svg:d="M15832 14195h-2570v2288h-2570" svg:viewBox="0 0 5141 2289">
          <text:p/>
        </draw:connector>
        <draw:custom-shape draw:style-name="gr5" draw:text-style-name="P1" xml:id="id13" draw:id="id13" draw:layer="layout" svg:width="2.828cm" svg:height="2.287cm" svg:x="20.685cm" svg:y="8.285cm">
          <text:p text:style-name="P1">Lidar</text:p>
          <draw:enhanced-geometry svg:viewBox="0 0 21600 21600" draw:type="rectangle" draw:enhanced-path="M 0 0 L 21600 0 21600 21600 0 21600 0 0 Z N"/>
        </draw:custom-shape>
        <draw:custom-shape draw:style-name="gr11" draw:text-style-name="P1" xml:id="id14" draw:id="id14" draw:layer="layout" svg:width="3.341cm" svg:height="1.78cm" svg:x="7.35cm" svg:y="8.528cm">
          <text:p text:style-name="P1">/scan</text:p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layout" svg:width="2.828cm" svg:height="1.907cm" svg:x="20.714cm" svg:y="5.901cm">
          <text:p text:style-name="P1">Battery</text:p>
          <draw:enhanced-geometry svg:viewBox="0 0 21600 21600" draw:type="rectangle" draw:enhanced-path="M 0 0 L 21600 0 21600 21600 0 21600 0 0 Z N"/>
        </draw:custom-shape>
        <draw:custom-shape draw:style-name="gr13" draw:text-style-name="P3" xml:id="id8" draw:id="id8" draw:layer="layout" svg:width="3.598cm" svg:height="1.908cm" svg:x="7.351cm" svg:y="5.984cm">
          <text:p text:style-name="P3">/battery_state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20.714cm" svg:y1="6.854cm" svg:x2="10.949cm" svg:y2="6.938cm" draw:start-shape="id7" draw:start-glue-point="3" draw:end-shape="id8" draw:end-glue-point="1" svg:d="M20714 6854h-4882v84h-4883" svg:viewBox="0 0 9766 85">
          <text:p/>
        </draw:connector>
        <draw:custom-shape draw:style-name="gr15" draw:text-style-name="P1" xml:id="id9" draw:id="id9" draw:layer="layout" svg:width="3.34cm" svg:height="1.78cm" svg:x="7.351cm" svg:y="11.02cm">
          <text:p text:style-name="P1">/cmd_vel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0.691cm" svg:y1="11.91cm" svg:x2="15.832cm" svg:y2="11.91cm" draw:start-shape="id9" draw:start-glue-point="1" draw:end-shape="id1" svg:d="M10691 11910h5141" svg:viewBox="0 0 5142 1">
          <text:p/>
        </draw:connector>
        <draw:custom-shape draw:style-name="gr17" draw:text-style-name="P1" xml:id="id10" draw:id="id10" draw:layer="layout" svg:width="2.828cm" svg:height="1.636cm" svg:x="20.685cm" svg:y="3.973cm">
          <text:p text:style-name="P1">WiFi</text:p>
          <draw:enhanced-geometry svg:viewBox="0 0 21600 21600" draw:type="rectangle" draw:enhanced-path="M 0 0 L 21600 0 21600 21600 0 21600 0 0 Z N"/>
        </draw:custom-shape>
        <draw:custom-shape draw:style-name="gr13" draw:text-style-name="P1" xml:id="id11" draw:id="id11" draw:layer="layout" svg:width="3.598cm" svg:height="1.908cm" svg:x="7.35cm" svg:y="3.857cm">
          <text:p text:style-name="P1">/wifi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svg:x1="20.685cm" svg:y1="4.791cm" svg:x2="10.948cm" svg:y2="4.811cm" draw:start-shape="id10" draw:start-glue-point="3" draw:end-shape="id11" draw:end-glue-point="1" svg:d="M20685 4791h-4868v20h-4869" svg:viewBox="0 0 9738 21">
          <text:p/>
        </draw:connector>
        <draw:custom-shape draw:style-name="gr1" draw:text-style-name="P4" xml:id="id12" draw:id="id12" draw:layer="layout" svg:width="3.342cm" svg:height="1.78cm" svg:x="12.898cm" svg:y="7.332cm">
          <text:p text:style-name="P4">Navigate to charging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20.714cm" svg:y1="6.854cm" svg:x2="16.24cm" svg:y2="8.222cm" draw:start-shape="id7" draw:start-glue-point="3" draw:end-shape="id12" svg:d="M20714 6854h-2237v1368h-2237" svg:viewBox="0 0 4475 1369">
          <text:p/>
        </draw:connector>
        <draw:connector draw:style-name="gr20" draw:text-style-name="P2" draw:layer="layout" svg:x1="14.569cm" svg:y1="9.112cm" svg:x2="17.503cm" svg:y2="11.02cm" draw:start-shape="id12" draw:start-glue-point="2" draw:end-shape="id1" draw:end-glue-point="0" svg:d="M14569 9112v954h2934v954" svg:viewBox="0 0 2935 1909">
          <text:p/>
        </draw:connector>
        <draw:connector draw:style-name="gr21" draw:text-style-name="P2" draw:layer="layout" svg:x1="20.685cm" svg:y1="9.428cm" svg:x2="10.691cm" svg:y2="9.418cm" draw:start-shape="id13" draw:start-glue-point="3" draw:end-shape="id14" draw:end-glue-point="1" svg:d="M20685 9428h-4997v-10h-4997" svg:viewBox="0 0 9995 11">
          <text:p/>
        </draw:connector>
        <draw:connector draw:style-name="gr22" draw:text-style-name="P2" draw:layer="layout" svg:x1="20.685cm" svg:y1="9.428cm" svg:x2="16.24cm" svg:y2="8.222cm" draw:start-shape="id13" draw:start-glue-point="3" draw:end-shape="id12" draw:end-glue-point="1" svg:d="M20685 9428h-2222v-1206h-2223" svg:viewBox="0 0 4446 1207">
          <text:p/>
        </draw:connector>
        <draw:custom-shape draw:style-name="gr23" draw:text-style-name="P4" xml:id="id15" draw:id="id15" draw:layer="layout" svg:width="4.127cm" svg:height="1.779cm" svg:x="7.35cm" svg:y="17.636cm">
          <text:p text:style-name="P4">/debug_logs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14.003cm" svg:y1="18.547cm" svg:x2="11.477cm" svg:y2="18.525cm" draw:end-shape="id15" draw:end-glue-point="1" svg:d="M14003 18547h-1013v-22h-1513" svg:viewBox="0 0 2527 23">
          <text:p/>
        </draw:connector>
        <draw:custom-shape draw:style-name="gr13" draw:text-style-name="P1" xml:id="id17" draw:id="id17" draw:layer="layout" svg:width="3.598cm" svg:height="1.908cm" svg:x="7.35cm" svg:y="1.632cm">
          <text:p text:style-name="P1">/imu</text:p>
          <draw:enhanced-geometry svg:viewBox="0 0 21600 21600" draw:type="rectangle" draw:enhanced-path="M 0 0 L 21600 0 21600 21600 0 21600 0 0 Z N"/>
        </draw:custom-shape>
        <draw:custom-shape draw:style-name="gr25" draw:text-style-name="P4" xml:id="id16" draw:id="id16" draw:layer="layout" svg:width="5.368cm" svg:height="1.636cm" svg:x="18.145cm" svg:y="1.952cm">
          <text:p text:style-name="P4">Gyroscope</text:p>
          <text:p text:style-name="P4">Accelerometer</text:p>
          <text:p text:style-name="P4">Magnetometer</text:p>
          <draw:enhanced-geometry svg:viewBox="0 0 21600 21600" draw:type="rectangle" draw:enhanced-path="M 0 0 L 21600 0 21600 21600 0 21600 0 0 Z N"/>
        </draw:custom-shape>
        <draw:connector draw:style-name="gr26" draw:text-style-name="P2" draw:layer="layout" svg:x1="18.145cm" svg:y1="2.77cm" svg:x2="10.948cm" svg:y2="2.586cm" draw:start-shape="id16" draw:start-glue-point="3" draw:end-shape="id17" draw:end-glue-point="1" svg:d="M18145 2770h-3598v-184h-3599" svg:viewBox="0 0 7198 18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9T20:40:38.230067869</meta:creation-date>
    <dc:date>2025-02-09T21:53:31.220494528</dc:date>
    <meta:editing-duration>PT41M36S</meta:editing-duration>
    <meta:editing-cycles>3</meta:editing-cycles>
    <meta:generator>LibreOffice/7.3.7.2$Linux_X86_64 LibreOffice_project/30$Build-2</meta:generator>
    <meta:document-statistic meta:object-count="30"/>
  </office:meta>
</office:document-meta>
</file>